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ursachStyle" style:list-style-name="L1"/>
    <style:style style:name="P2" style:family="paragraph" style:parent-style-name="CursachStyle">
      <style:paragraph-properties fo:text-align="center" style:justify-single-word="false" fo:break-before="page"/>
    </style:style>
    <style:style style:name="T1" style:family="text">
      <style:text-properties officeooo:rsid="0010ba9e"/>
    </style:style>
    <style:style style:name="T2" style:family="text">
      <style:text-properties style:font-name="sans-serif" fo:font-size="14.25pt"/>
    </style:style>
    <style:style style:name="T3" style:family="text">
      <style:text-properties style:font-name="sans-serif" fo:font-size="14.25pt" officeooo:rsid="001d236b"/>
    </style:style>
    <style:style style:name="T4" style:family="text">
      <style:text-properties officeooo:rsid="0014e05c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officeooo:rsid="0016c78f"/>
    </style:style>
    <style:style style:name="T7" style:family="text">
      <style:text-properties fo:font-size="14.25pt"/>
    </style:style>
    <style:style style:name="T8" style:family="text">
      <style:text-properties fo:font-size="14.25pt" officeooo:rsid="001d236b"/>
    </style:style>
    <style:style style:name="T9" style:family="text">
      <style:text-properties officeooo:rsid="00199897"/>
    </style:style>
    <style:style style:name="T10" style:family="text">
      <style:text-properties officeooo:rsid="001ad1d6"/>
    </style:style>
    <style:style style:name="T11" style:family="text">
      <style:text-properties officeooo:rsid="001d23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ursachStyle">Міністерство освіти і науки України</text:p>
      <text:p text:style-name="CursachStyle">Національний університет “Києво-Могилянська академія”</text:p>
      <text:p text:style-name="CursachStyle"/>
      <text:p text:style-name="CursachStyle"/>
      <text:p text:style-name="CursachStyle"/>
      <text:p text:style-name="CursachStyle"/>
      <text:p text:style-name="CursachStyle"/>
      <text:p text:style-name="CursachStyle"/>
      <text:p text:style-name="CursachStyle"/>
      <text:p text:style-name="CursachStyle"/>
      <text:p text:style-name="CursachStyle"/>
      <text:p text:style-name="CursachStyle">Курсова робота</text:p>
      <text:p text:style-name="CursachStyle">на тему: “Видобування твітів для рекомендацій тегів в соціальних медіа”</text:p>
      <text:p text:style-name="CursachStyle"/>
      <text:p text:style-name="CursachStyle"/>
      <text:p text:style-name="CursachStyle"/>
      <text:p text:style-name="CursachStyle"/>
      <text:p text:style-name="CursachStyle"/>
      <text:p text:style-name="CursachStyle"/>
      <text:p text:style-name="CursachStyle"/>
      <text:p text:style-name="CursachStyle">Студента 3 курсу </text:p>
      <text:p text:style-name="CursachStyle">напрямку підготовки “Програмна інженерія”</text:p>
      <text:p text:style-name="CursachStyle">Карпишин М.В.</text:p>
      <text:p text:style-name="CursachStyle">Керівник: </text:p>
      <text:p text:style-name="CursachStyle">ст. викл., канд. інф.наук</text:p>
      <text:p text:style-name="CursachStyle">Сидоренко М.О.</text:p>
      <text:p text:style-name="CursachStyle"/>
      <text:p text:style-name="CursachStyle"/>
      <text:p text:style-name="CursachStyle">Київ 2016</text:p>
      <text:p text:style-name="CursachStyle">The explosion of the real-time web has spurred a growing</text:p>
      <text:p text:style-name="CursachStyle"><text:soft-page-break/>need for new methods to organize, monitor, and distill rele-</text:p>
      <text:p text:style-name="CursachStyle">vant information from these large-scale social streams. One</text:p>
      <text:p text:style-name="CursachStyle">especially encouraging development is the self-curation of</text:p>
      <text:p text:style-name="CursachStyle">the real-time web via user-driven linking, in which users an-</text:p>
      <text:p text:style-name="CursachStyle">notate their own status updates with lightweight semantic</text:p>
      <text:p text:style-name="CursachStyle">annotations – or hashtags. Unfortunately, there is evidence</text:p>
      <text:p text:style-name="CursachStyle">that hashtag growth is not keeping pace with the growth of</text:p>
      <text:p text:style-name="CursachStyle">the overall real-time web. In a random sample of 3 million</text:p>
      <text:p text:style-name="CursachStyle">tweets, we find that only 10.2% contain at least one hashtag.</text:p>
      <text:p text:style-name="CursachStyle">Hence, in this paper we explore the possibility of predicting</text:p>
      <text:p text:style-name="CursachStyle">hashtags for un-annotated status updates. Toward this end,</text:p>
      <text:p text:style-name="CursachStyle">we propose and evaluate a graph-based prediction frame-</text:p>
      <text:p text:style-name="CursachStyle">work. Three of the unique features of the approach are:</text:p>
      <text:p text:style-name="CursachStyle">(i) a path aggregation technique for scoring the closeness of</text:p>
      <text:p text:style-name="CursachStyle">terms and hashtags in the graph; (ii) pivot term selection,</text:p>
      <text:p text:style-name="CursachStyle">for identifying high value terms in status updates; and (iii) a</text:p>
      <text:p text:style-name="CursachStyle">dynamic sliding window for recommending hashtags reflect-</text:p>
      <text:p text:style-name="CursachStyle">ing the current status of the real-time web. Experimentally</text:p>
      <text:p text:style-name="CursachStyle">we find encouraging results in comparison with Bayesian and</text:p>
      <text:p text:style-name="CursachStyle">data mining-based approaches.</text:p>
      <text:p text:style-name="P2">СПИСОК ВИКОРИСТАНОЇ ЛІТЕРАТУРИ</text:p>
      <text:p text:style-name="CursachStyle"/>
      <text:list xml:id="list2120499476402573729" text:style-name="L1">
        <text:list-item>
          <text:p text:style-name="P1">Anuraag Vikram Kate.. Mining Hashtags: The Tweet Suggestion System / Anuraag Vikram Kate, Nikilav P V, Kasthuri Rengan // International Journal Of Engineering And Computer Science — 2014. <text:span text:style-name="T4">— </text:span>Volume 3. <text:span text:style-name="T4">— </text:span>P. 5335-5337</text:p>
        </text:list-item>
        <text:list-item>
          <text:p text:style-name="P1">Elham Khabiri, James Caverlee, Krishna Y. Kamath. Predicting Semantic Annotations on the Real-Time Web: <text:span text:style-name="T1">23rd ACM Conference on Hypertext and Social Media, June 25-28, 2012, Milwaukee, WI. USA. — New York, NY, USA: ACM, 2012. — </text:span>P. 219-228.</text:p>
        </text:list-item>
        <text:list-item>
          <text:p text:style-name="P1">Roman Dovgopol. Twitter Hash Tag Recommendation / Roman Dovgopol, Matt Nohelty. <text:span text:style-name="T11">— University of Minnesota, 2015. (Preprint).</text:span></text:p>
        </text:list-item>
        <text:list-item>
          <text:p text:style-name="P1">S. Bird. Natural Language Processing with Python / S. Bird, E. Klein, and E. Loper. <text:span text:style-name="T6">—</text:span> Sebastopol: O’Reilly Media, Inc., 2009. <text:span text:style-name="T6">— 504 pages.</text:span></text:p>
        </text:list-item>
        <text:list-item>
          <text:p text:style-name="P1"><text:span text:style-name="T5">Surendra Sedhai, Aixin Sun. Effect of Spam on Hashtag Recommendation for Tweets: </text:span>Proceedings of the 25th International Conference Companion on World Wide Web, <text:span text:style-name="T9">April 11-15 2016, Montreal, Canada. — </text:span>Geneva, Switzerland: Republic and Canton of Geneva, <text:span text:style-name="T10">2016</text:span>. <text:span text:style-name="T10">— P. 97-98.</text:span></text:p>
          <text:p text:style-name="P1"/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ursachStyle" style:family="paragraph" style:parent-style-name="Standard">
      <style:paragraph-properties fo:line-height="150%" fo:text-align="justify" style:justify-single-word="false"/>
      <style:text-properties style:font-name="Times New Roman" fo:font-family="'Times New Roman'" style:font-family-generic="roman" style:font-pitch="variable" fo:font-size="14pt" officeooo:rsid="000e5293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4.99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5:20:17.531637890</meta:creation-date>
    <meta:generator>LibreOffice/5.1.2.2.0$Linux_X86_64 LibreOffice_project/10m0$Build-2</meta:generator>
    <dc:date>2016-05-17T18:15:34.225491681</dc:date>
    <meta:editing-duration>PT7H58M33S</meta:editing-duration>
    <meta:editing-cycles>19</meta:editing-cycles>
    <meta:document-statistic meta:table-count="0" meta:image-count="0" meta:object-count="0" meta:page-count="3" meta:paragraph-count="38" meta:word-count="378" meta:character-count="2525" meta:non-whitespace-character-count="2177"/>
  </office:meta>
</office:document-meta>
</file>